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text" style:name="p1-1-1">
      <style:text-properties style:font-name="고딕" style:font-name-asian="고딕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바탕글"><text:span text:style-name="p1-1-1">                               직제 규정</text:span></text:p>
      <text:p text:style-name="바탕글"/>
      <text:p text:style-name="바탕글"><text:span text:style-name="p3-1-1">1. 공단의 기구 설치 및 직제 개폐 시의 절차로써 옳은 것은?</text:span></text:p>
      <text:p text:style-name="바탕글"><text:span text:style-name="p4-1-1">   1) 재적 이사 3분의 2 이상 찬성으로 건설 교통부 장관의 승인.</text:span></text:p>
      <text:p text:style-name="바탕글"><text:span text:style-name="p5-1-1">   2) 이사회의 의결을 거쳐 건설 교통부 장관의 승인.</text:span></text:p>
      <text:p text:style-name="바탕글"><text:span text:style-name="p6-1-1">   3) 공단 운영 위원회의 의결을 거쳐  건설 교통부 장관의 승인.</text:span></text:p>
      <text:p text:style-name="바탕글"><text:span text:style-name="p7-1-1">   4) 공단 운영 위원 3분의 2이상의 찬성으로 건설 교통부 장관의 승인.</text:span></text:p>
      <text:p text:style-name="바탕글"/>
      <text:p text:style-name="바탕글"><text:span text:style-name="p9-1-1">2. 공단 임원의 업무 사항으로 그릇된 것은?</text:span></text:p>
      <text:p text:style-name="바탕글"><text:span text:style-name="p10-1-1">   1) 부이사장은 비상 계획실 업무를 관장한다.</text:span></text:p>
      <text:p text:style-name="바탕글"><text:span text:style-name="p11-1-1">   2) 기획 이사는 교육원, 기획처, 재정처, 업무를 관장한다.</text:span></text:p>
      <text:p text:style-name="바탕글"><text:span text:style-name="p12-1-1">   3) 건설 본부장은 공사1처, 공사2처, 전기처 업무를 관장한다.</text:span></text:p>
      <text:p text:style-name="바탕글"><text:span text:style-name="p13-1-1">   4) 운영 이사는 운수처, 기전처, 시설처 업무를 관장한다.</text:span></text:p>
      <text:p text:style-name="바탕글"/>
      <text:p text:style-name="바탕글"><text:span text:style-name="p15-1-1">3. 직무 분장상 공보실의 업무로서 타당한 것은?</text:span></text:p>
      <text:p text:style-name="바탕글"><text:span text:style-name="p16-1-1">   1 )도서 자료실 운영에 관한 업무.</text:span></text:p>
      <text:p text:style-name="바탕글"><text:span text:style-name="p17-1-1">   2) 임원실에 관한 업무.</text:span></text:p>
      <text:p text:style-name="바탕글"><text:span text:style-name="p18-1-1">   3) 산업 안전 관련 업무.</text:span></text:p>
      <text:p text:style-name="바탕글"><text:span text:style-name="p19-1-1">   4) 소송에 관한 업무.</text:span></text:p>
      <text:p text:style-name="바탕글"/>
      <text:p text:style-name="바탕글"><text:span text:style-name="p21-1-1">4. 부산 교통 공단 직제 규정상 그 내용이 잘못된 것은?</text:span></text:p>
      <text:p text:style-name="바탕글"><text:span text:style-name="p22-1-1">   1) 1원 9처 35부 7현업 34역을 두고 있다.</text:span></text:p>
      <text:p text:style-name="바탕글"><text:span text:style-name="p23-1-1">   2) 비상 계획 실장은 1,2급 운영 또는 1,2급 상당 별정직을 둘 수 있다.</text:span></text:p>
      <text:p text:style-name="바탕글"><text:span text:style-name="p24-1-1">   3) 지하철 전기 사무 소장은 1급 또는 2급 통신직으로 보직할 수 있다.</text:span></text:p>
      <text:p text:style-name="바탕글"><text:span text:style-name="p25-1-1">   4) 지하철 역무 자동 설비 관리 소장은 2급 신호직으로 보직할 수 있다.</text:span></text:p>
      <text:p text:style-name="바탕글"/>
      <text:p text:style-name="바탕글"><text:span text:style-name="p27-1-1">5. 다음 중 현업 기관이 아닌 것은 ?</text:span></text:p>
      <text:p text:style-name="바탕글"><text:span text:style-name="p28-1-1">   1) 승무 관리소                                 2) 공사 2부 건설 3과</text:span></text:p>
      <text:p text:style-name="바탕글"><text:span text:style-name="p29-1-1">   3) 전기 사무소                                 4) 보선 관리소</text:span></text:p>
      <text:p text:style-name="바탕글"/>
      <text:p text:style-name="바탕글"><text:span text:style-name="p31-1-1">   ※. 34</text:span><text:span text:style-name="p31-1-2">개역 , 노포 기지창, 신평 기지창, 역무 자동 설비 관리소, 영선 설비 관리소</text:span></text:p>
      <text:p text:style-name="바탕글"/>
      <text:p text:style-name="바탕글"><text:span text:style-name="p33-1-1">6. 다음은 업무 분량 및 하부 조직과 업무 분장의 조정에 관한 내용이다. 틀린 것은 ?</text:span></text:p>
      <text:p text:style-name="바탕글"><text:span text:style-name="p34-1-1">   1) 과장, 또는 분소장 담당은 4급 갑 직원으로 한다.  </text:span></text:p>
      <text:p text:style-name="바탕글"><text:span text:style-name="p35-1-1">   2) 업무 분장에 대해 이견이 있을 경우 쌍방이 같은 직상급자에 소속할 경우 그 직상급자의 결정</text:span></text:p>
      <text:p text:style-name="바탕글"><text:span text:style-name="p36-1-1">   3) 업무 분장에 대해 이견이 있을 경우 쌍방이 각각 직상급자를 달리할 경우 그 상급자간의 협의</text:span></text:p>
      <text:p text:style-name="바탕글"><text:span text:style-name="p37-1-1">   4) 업무 분장에 대해 이견이 있을 경우 3)번에 대해 협의가 되지 않을 경우에는 기획 이사가 정한다.</text:span></text:p>
      <text:p text:style-name="바탕글"/>
      <text:p text:style-name="바탕글"><text:span text:style-name="p39-1-1">※. </text:span><text:span text:style-name="p39-1-2">부서장(창장, 소장, 처장)은 과 단위 업무의 분장, 부장은 소속 직원 개인별 업무 분장 조정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cm" fo:margin-right="1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